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GridConstraints.setRowSpan( int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Prefe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Width( Measur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MaximumSize( Dimension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Column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PreferedSize( Dimension prefer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Height( Measur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MinimumSize( Dimension min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Row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ColumnSpan( int column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getMin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GridConstraints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